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Gothic2" svg:font-family="'Century Gothic'" style:font-adornments="Gras" style:font-pitch="variable"/>
    <style:font-face style:name="Century Gothic3" svg:font-family="'Century Gothic'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writing-mode="lr-tb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2.693cm"/>
    </style:style>
    <style:style style:name="Tableau1.A1" style:family="table-cell">
      <style:table-cell-properties fo:padding="0.097cm" fo:border="none"/>
    </style:style>
    <style:style style:name="Tableau10" style:family="table">
      <style:table-properties style:width="17.013cm" fo:margin-left="0cm" fo:margin-right="-0.012cm" table:align="margins" style:writing-mode="lr-tb"/>
    </style:style>
    <style:style style:name="Tableau10.A" style:family="table-column">
      <style:table-column-properties style:column-width="4.246cm" style:rel-column-width="16354*"/>
    </style:style>
    <style:style style:name="Tableau10.B" style:family="table-column">
      <style:table-column-properties style:column-width="2.579cm" style:rel-column-width="9933*"/>
    </style:style>
    <style:style style:name="Tableau10.C" style:family="table-column">
      <style:table-column-properties style:column-width="4.364cm" style:rel-column-width="16810*"/>
    </style:style>
    <style:style style:name="Tableau10.D" style:family="table-column">
      <style:table-column-properties style:column-width="5.824cm" style:rel-column-width="22438*"/>
    </style:style>
    <style:style style:name="Tableau10.A1" style:family="table-cell">
      <style:table-cell-properties fo:background-color="transparent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10.C1" style:family="table-cell">
      <style:table-cell-properties fo:background-color="transparent" fo:padding="0.097cm" fo:border-left="none" fo:border-right="0.05pt solid #c0c0c0" fo:border-top="0.05pt solid #c0c0c0" fo:border-bottom="0.05pt solid #c0c0c0">
        <style:background-image/>
      </style:table-cell-properties>
    </style:style>
    <style:style style:name="Tableau10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10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10.C3" style:family="table-cell">
      <style:table-cell-properties fo:background-color="transparent" fo:padding="0.097cm" fo:border-left="none" fo:border-right="none" fo:border-top="none" fo:border-bottom="0.05pt solid #c0c0c0">
        <style:background-image/>
      </style:table-cell-properties>
    </style:style>
    <style:style style:name="Tableau10.D3" style:family="table-cell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Tableau10.D4" style:family="table-cell" style:data-style-name="N0">
      <style:table-cell-properties fo:background-color="transparent" fo:padding="0.097cm" fo:border-left="none" fo:border-right="0.05pt solid #c0c0c0" fo:border-top="none" fo:border-bottom="0.05pt solid #c0c0c0">
        <style:background-image/>
      </style:table-cell-properties>
    </style:style>
    <style:style style:name="P1" style:family="paragraph" style:parent-style-name="Text_20_body">
      <style:text-properties officeooo:paragraph-rsid="0004bf7c"/>
    </style:style>
    <style:style style:name="P2" style:family="paragraph" style:parent-style-name="Text_20_body">
      <style:text-properties fo:language="fr" fo:country="FR" officeooo:rsid="00333b6b" officeooo:paragraph-rsid="00137337"/>
    </style:style>
    <style:style style:name="P3" style:family="paragraph" style:parent-style-name="Text_20_body">
      <style:text-properties fo:language="fr" fo:country="FR" officeooo:rsid="00333b6b" officeooo:paragraph-rsid="006821fc"/>
    </style:style>
    <style:style style:name="P4" style:family="paragraph" style:parent-style-name="Text_20_body">
      <style:text-properties fo:font-size="10pt" fo:font-style="italic" officeooo:rsid="0022e9e4" officeooo:paragraph-rsid="008441bb" style:font-size-asian="10pt" style:font-style-asian="italic" style:font-size-complex="10pt" style:font-style-complex="italic"/>
    </style:style>
    <style:style style:name="P5" style:family="paragraph" style:parent-style-name="Text_20_body">
      <style:text-properties officeooo:paragraph-rsid="008e10ca"/>
    </style:style>
    <style:style style:name="P6" style:family="paragraph" style:parent-style-name="Text_20_body">
      <style:text-properties officeooo:paragraph-rsid="00991bc9"/>
    </style:style>
    <style:style style:name="P7" style:family="paragraph" style:parent-style-name="Text_20_body">
      <style:text-properties officeooo:paragraph-rsid="00a47696"/>
    </style:style>
    <style:style style:name="P8" style:family="paragraph" style:parent-style-name="Text_20_body">
      <style:text-properties officeooo:paragraph-rsid="00a47943"/>
    </style:style>
    <style:style style:name="P9" style:family="paragraph" style:parent-style-name="Text_20_body">
      <style:text-properties officeooo:paragraph-rsid="00aa25bc"/>
    </style:style>
    <style:style style:name="P10" style:family="paragraph" style:parent-style-name="Text_20_body">
      <style:text-properties officeooo:paragraph-rsid="00ab7a68"/>
    </style:style>
    <style:style style:name="P11" style:family="paragraph" style:parent-style-name="Text_20_body">
      <style:text-properties officeooo:paragraph-rsid="00ac3192"/>
    </style:style>
    <style:style style:name="P12" style:family="paragraph" style:parent-style-name="Text_20_body">
      <style:text-properties officeooo:paragraph-rsid="00ae15e0"/>
    </style:style>
    <style:style style:name="P13" style:family="paragraph" style:parent-style-name="Text_20_body">
      <style:text-properties officeooo:paragraph-rsid="00ae987a"/>
    </style:style>
    <style:style style:name="P14" style:family="paragraph" style:parent-style-name="Text_20_body">
      <style:text-properties officeooo:paragraph-rsid="00aed19b"/>
    </style:style>
    <style:style style:name="P15" style:family="paragraph" style:parent-style-name="Table_20_Contents">
      <style:text-properties officeooo:paragraph-rsid="0004bf7c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paragraph-rsid="0004bf7c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style="normal" fo:font-weight="bold" officeooo:rsid="0004bf7c" officeooo:paragraph-rsid="00434c52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bf7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7851a" officeooo:paragraph-rsid="0007851a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able_20_Contents">
      <style:text-properties style:font-name="Arial" fo:font-size="11pt" fo:font-weight="bold" officeooo:paragraph-rsid="0004bf7c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8441bb" officeooo:paragraph-rsid="008441bb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04bf7c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paragraph-rsid="0004bf7c" style:font-weight-asian="normal" style:font-weight-complex="normal"/>
    </style:style>
    <style:style style:name="P24" style:family="paragraph" style:parent-style-name="Table_20_Contents">
      <style:text-properties officeooo:rsid="00069e0d" officeooo:paragraph-rsid="00069e0d"/>
    </style:style>
    <style:style style:name="P25" style:family="paragraph" style:parent-style-name="Table_20_Contents">
      <style:paragraph-properties fo:text-align="center" style:justify-single-word="false"/>
      <style:text-properties fo:font-size="28pt" officeooo:rsid="00090398" officeooo:paragraph-rsid="00090398" style:font-size-asian="28pt" style:font-size-complex="28pt"/>
    </style:style>
    <style:style style:name="P26" style:family="paragraph" style:parent-style-name="Table_20_Contents">
      <style:paragraph-properties fo:text-align="center" style:justify-single-word="false"/>
      <style:text-properties officeooo:rsid="00090398" officeooo:paragraph-rsid="00090398"/>
    </style:style>
    <style:style style:name="P27" style:family="paragraph" style:parent-style-name="Table_20_Contents">
      <style:paragraph-properties fo:text-align="center" style:justify-single-word="false"/>
      <style:text-properties officeooo:rsid="0007851a" officeooo:paragraph-rsid="00069e0d"/>
    </style:style>
    <style:style style:name="P28" style:family="paragraph" style:parent-style-name="Standard">
      <style:text-properties officeooo:paragraph-rsid="0004bf7c"/>
    </style:style>
    <style:style style:name="P29" style:family="paragraph" style:parent-style-name="Subtitle">
      <style:text-properties officeooo:rsid="006520eb" officeooo:paragraph-rsid="006520eb"/>
    </style:style>
    <style:style style:name="P30" style:family="paragraph" style:parent-style-name="Title">
      <style:text-properties officeooo:rsid="008a46e0" officeooo:paragraph-rsid="008a46e0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Text_20_body">
      <style:paragraph-properties fo:break-before="page"/>
      <style:text-properties officeooo:paragraph-rsid="00a426b6"/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_20_2">
      <style:text-properties officeooo:paragraph-rsid="008e10ca"/>
    </style:style>
    <style:style style:name="P36" style:family="paragraph" style:parent-style-name="Text_20_body" style:list-style-name="L1">
      <style:text-properties officeooo:paragraph-rsid="0092519a"/>
    </style:style>
    <style:style style:name="P37" style:family="paragraph" style:parent-style-name="Text_20_body" style:list-style-name="L1">
      <style:text-properties officeooo:paragraph-rsid="009361ce"/>
    </style:style>
    <style:style style:name="P38" style:family="paragraph" style:parent-style-name="Text_20_body" style:list-style-name="L1">
      <style:text-properties officeooo:paragraph-rsid="0094c349"/>
    </style:style>
    <style:style style:name="P39" style:family="paragraph" style:parent-style-name="Text_20_body" style:list-style-name="L1">
      <style:text-properties officeooo:paragraph-rsid="0096a2e5"/>
    </style:style>
    <style:style style:name="P40" style:family="paragraph" style:parent-style-name="Text_20_body" style:list-style-name="L1">
      <style:text-properties officeooo:paragraph-rsid="0097dd97"/>
    </style:style>
    <style:style style:name="P41" style:family="paragraph" style:parent-style-name="Text_20_body" style:list-style-name="L1">
      <style:text-properties officeooo:paragraph-rsid="00991bc9"/>
    </style:style>
    <style:style style:name="P42" style:family="paragraph" style:parent-style-name="Heading_20_1">
      <style:text-properties fo:language="fr" fo:country="FR" officeooo:paragraph-rsid="00137337"/>
    </style:style>
    <style:style style:name="P43" style:family="paragraph" style:parent-style-name="Heading_20_1">
      <style:text-properties fo:language="fr" fo:country="FR" officeooo:rsid="0007851a" officeooo:paragraph-rsid="00137337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fo:language="fr" fo:country="FR" officeooo:paragraph-rsid="00137337"/>
    </style:style>
    <style:style style:name="T1" style:family="text">
      <style:text-properties officeooo:rsid="0004bf7c"/>
    </style:style>
    <style:style style:name="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Arial" fo:font-size="11pt" fo:font-weight="bold" officeooo:rsid="0004bf7c" style:font-size-asian="11pt" style:font-weight-asian="bold" style:font-size-complex="11pt" style:font-weight-complex="bold"/>
    </style:style>
    <style:style style:name="T4" style:family="text">
      <style:text-properties style:font-name="Arial" fo:font-size="11pt" fo:font-weight="bold" officeooo:rsid="00069e0d" style:font-size-asian="11pt" style:font-weight-asian="bold" style:font-size-complex="11pt" style:font-weight-complex="bold"/>
    </style:style>
    <style:style style:name="T5" style:family="text">
      <style:text-properties officeooo:rsid="00069e0d"/>
    </style:style>
    <style:style style:name="T6" style:family="text">
      <style:text-properties officeooo:rsid="0010db70"/>
    </style:style>
    <style:style style:name="T7" style:family="text">
      <style:text-properties fo:language="fr" fo:country="FR" officeooo:rsid="001576d4"/>
    </style:style>
    <style:style style:name="T8" style:family="text">
      <style:text-properties fo:language="fr" fo:country="FR" fo:font-weight="normal" style:font-weight-asian="normal" style:font-weight-complex="normal"/>
    </style:style>
    <style:style style:name="T9" style:family="text">
      <style:text-properties fo:language="fr" fo:country="FR" fo:font-weight="normal" officeooo:rsid="008a46e0" style:font-weight-asian="normal" style:font-weight-complex="normal"/>
    </style:style>
    <style:style style:name="T10" style:family="text">
      <style:text-properties fo:language="fr" fo:country="FR" fo:font-weight="normal" officeooo:rsid="008c9283" style:font-weight-asian="normal" style:font-weight-complex="normal"/>
    </style:style>
    <style:style style:name="T11" style:family="text">
      <style:text-properties fo:language="fr" fo:country="FR" officeooo:rsid="00333b6b"/>
    </style:style>
    <style:style style:name="T12" style:family="text">
      <style:text-properties fo:language="fr" fo:country="FR" officeooo:rsid="0084b636"/>
    </style:style>
    <style:style style:name="T13" style:family="text">
      <style:text-properties fo:language="fr" fo:country="FR" officeooo:rsid="008e10c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c9283" style:font-weight-asian="normal" style:font-weight-complex="normal"/>
    </style:style>
    <style:style style:name="T16" style:family="text">
      <style:text-properties fo:font-size="10pt" fo:language="fr" fo:country="FR" fo:font-style="italic" officeooo:rsid="0022e9e4" style:font-size-asian="10pt" style:font-style-asian="italic" style:font-size-complex="10pt" style:font-style-complex="italic"/>
    </style:style>
    <style:style style:name="T17" style:family="text">
      <style:text-properties fo:font-size="10pt" fo:language="fr" fo:country="FR" fo:font-style="italic" officeooo:rsid="0024d928" style:font-size-asian="10pt" style:font-style-asian="italic" style:font-size-complex="10pt" style:font-style-complex="italic"/>
    </style:style>
    <style:style style:name="T18" style:family="text">
      <style:text-properties officeooo:rsid="008e10ca"/>
    </style:style>
    <style:style style:name="T19" style:family="text">
      <style:text-properties officeooo:rsid="0092519a"/>
    </style:style>
    <style:style style:name="T20" style:family="text">
      <style:text-properties fo:font-weight="bold" officeooo:rsid="0092519a" style:font-weight-asian="bold" style:font-weight-complex="bold"/>
    </style:style>
    <style:style style:name="T21" style:family="text">
      <style:text-properties fo:font-style="italic" officeooo:rsid="0092519a" style:font-style-asian="italic" style:font-style-complex="italic"/>
    </style:style>
    <style:style style:name="T22" style:family="text">
      <style:text-properties fo:font-style="italic" officeooo:rsid="009361ce" style:font-style-asian="italic" style:font-style-complex="italic"/>
    </style:style>
    <style:style style:name="T23" style:family="text">
      <style:text-properties fo:font-style="italic" officeooo:rsid="0096a2e5" style:font-style-asian="italic" style:font-style-complex="italic"/>
    </style:style>
    <style:style style:name="T24" style:family="text">
      <style:text-properties fo:font-style="italic" officeooo:rsid="0097dd97" style:font-style-asian="italic" style:font-style-complex="italic"/>
    </style:style>
    <style:style style:name="T25" style:family="text">
      <style:text-properties fo:font-style="italic" officeooo:rsid="00991bc9" style:font-style-asian="italic" style:font-style-complex="italic"/>
    </style:style>
    <style:style style:name="T26" style:family="text">
      <style:text-properties fo:font-style="normal" officeooo:rsid="0092519a" style:font-style-asian="normal" style:font-style-complex="normal"/>
    </style:style>
    <style:style style:name="T27" style:family="text">
      <style:text-properties fo:font-style="normal" fo:font-weight="bold" officeooo:rsid="0092519a" style:font-style-asian="normal" style:font-weight-asian="bold" style:font-style-complex="normal" style:font-weight-complex="bold"/>
    </style:style>
    <style:style style:name="T28" style:family="text">
      <style:text-properties officeooo:rsid="009361ce"/>
    </style:style>
    <style:style style:name="T29" style:family="text">
      <style:text-properties officeooo:rsid="0096a2e5"/>
    </style:style>
    <style:style style:name="T30" style:family="text">
      <style:text-properties officeooo:rsid="0097dd97"/>
    </style:style>
    <style:style style:name="T31" style:family="text">
      <style:text-properties officeooo:rsid="00991bc9"/>
    </style:style>
    <style:style style:name="T32" style:family="text">
      <style:text-properties officeooo:rsid="009f2d7a"/>
    </style:style>
    <style:style style:name="T33" style:family="text">
      <style:text-properties officeooo:rsid="00a426b6"/>
    </style:style>
    <style:style style:name="T34" style:family="text">
      <style:text-properties officeooo:rsid="00a47696"/>
    </style:style>
    <style:style style:name="T35" style:family="text">
      <style:text-properties officeooo:rsid="00a47943"/>
    </style:style>
    <style:style style:name="T36" style:family="text">
      <style:text-properties officeooo:rsid="00aa25bc"/>
    </style:style>
    <style:style style:name="T37" style:family="text">
      <style:text-properties officeooo:rsid="00ab7a68"/>
    </style:style>
    <style:style style:name="T38" style:family="text">
      <style:text-properties officeooo:rsid="00ac3192"/>
    </style:style>
    <style:style style:name="T39" style:family="text">
      <style:text-properties officeooo:rsid="00ae15e0"/>
    </style:style>
    <style:style style:name="T40" style:family="text">
      <style:text-properties officeooo:rsid="00ae987a"/>
    </style:style>
    <style:style style:name="T41" style:family="text">
      <style:text-properties officeooo:rsid="00aed19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5">ALEEA</text:p>
          </table:table-cell>
        </table:table-row>
        <table:table-row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6">1<text:span text:style-name="T6">6</text:span> chemin de la Graille</text:p>
            <text:p text:style-name="P26">longuet.gilles@openmailbox.org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30">Dossier justificatif de définition</text:p>
      <text:p text:style-name="P29">Firmware de la carte digital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header-rows>
          <table:table-row>
            <table:table-cell table:style-name="Tableau10.A1" table:number-columns-spanned="2" office:value-type="string">
              <text:p text:style-name="P16">A<text:span text:style-name="T1">uteur</text:span>(s) : </text:p>
            </table:table-cell>
            <table:covered-table-cell/>
            <table:table-cell table:style-name="Tableau10.C1" table:number-columns-spanned="2" office:value-type="string">
              <text:p text:style-name="P19">LONGUET Gilles</text:p>
            </table:table-cell>
            <table:covered-table-cell/>
          </table:table-row>
        </table:table-header-rows>
        <table:table-row>
          <table:table-cell table:style-name="Tableau10.A2" table:number-columns-spanned="2" office:value-type="string">
            <text:p text:style-name="P16"><text:span text:style-name="T5">Nom du fichier</text:span> : </text:p>
          </table:table-cell>
          <table:covered-table-cell/>
          <table:table-cell table:style-name="Tableau10.C2" table:number-columns-spanned="2" office:value-type="string">
            <text:p text:style-name="P18"><text:file-name text:display="name">ALgl_digital_djd</text:file-name></text:p>
          </table:table-cell>
          <table:covered-table-cell/>
        </table:table-row>
        <table:table-row>
          <table:table-cell table:style-name="Tableau10.A2" office:value-type="string">
            <text:p text:style-name="P20">Version : </text:p>
          </table:table-cell>
          <table:table-cell table:style-name="Tableau10.A2" office:value-type="string">
            <text:p text:style-name="P21">Draft</text:p>
          </table:table-cell>
          <table:table-cell table:style-name="Tableau10.C3" office:value-type="string">
            <text:p text:style-name="P15"><text:span text:style-name="T2">N</text:span><text:span text:style-name="T4">ombre de</text:span><text:span text:style-name="T3"> pages</text:span><text:span text:style-name="T2">:</text:span> </text:p>
          </table:table-cell>
          <table:table-cell table:style-name="Tableau10.D3" office:value-type="string">
            <text:p text:style-name="P23"><text:page-count>8</text:page-count></text:p>
          </table:table-cell>
        </table:table-row>
        <table:table-row>
          <table:table-cell table:style-name="Tableau10.A2" office:value-type="string">
            <text:p text:style-name="P20"><text:span text:style-name="T1">Date d'édition</text:span> : </text:p>
          </table:table-cell>
          <table:table-cell table:style-name="Tableau10.A2" office:value-type="string">
            <text:p text:style-name="P22"><text:date style:data-style-name="N36" text:date-value="2018-03-01T15:16:34.922477030">01/03/2018</text:date></text:p>
          </table:table-cell>
          <table:table-cell table:style-name="Tableau10.C3" office:value-type="string">
            <text:p text:style-name="P15"><text:span text:style-name="T2">N</text:span><text:span text:style-name="T4">ombe de pages d'annexe</text:span><text:span text:style-name="T2"> :</text:span> </text:p>
          </table:table-cell>
          <table:table-cell table:style-name="Tableau10.D4" office:value-type="float" office:value="0">
            <text:p text:style-name="P15">0</text:p>
          </table:table-cell>
        </table:table-row>
        <table:table-row>
          <table:table-cell table:style-name="Tableau10.C2" table:number-columns-spanned="4" office:value-type="string">
            <text:p text:style-name="P17"><text:span text:style-name="T5">Description</text:span> : <text:span text:style-name="T8">Ce document </text:span><text:span text:style-name="T9">définit les choix qui ont </text:span><text:span text:style-name="T10">été retenus pour répondre au cahier des charges pour la partie firmware.</text:span></text:p>
          </table:table-cell>
          <table:covered-table-cell/>
          <table:covered-table-cell/>
          <table:covered-table-cell/>
        </table:table-row>
      </table:table>
      <text:p text:style-name="P2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1">Table des matières</text:p>
          </text:index-title>
          <text:p text:style-name="P34"><text:a xlink:type="simple" xlink:href="#__RefHeading___Toc583_769976598" text:style-name="Internet_20_link" text:visited-style-name="Visited_20_Internet_20_Link">1 OBJET<text:tab/>3</text:a></text:p>
          <text:p text:style-name="P34"><text:a xlink:type="simple" xlink:href="#__RefHeading__4277_568479770" text:style-name="Internet_20_link" text:visited-style-name="Visited_20_Internet_20_Link">2 DOCUMENTS APPLICABLES<text:tab/>3</text:a></text:p>
          <text:p text:style-name="P34"><text:a xlink:type="simple" xlink:href="#__RefHeading__4279_568479770" text:style-name="Internet_20_link" text:visited-style-name="Visited_20_Internet_20_Link">3 DOCUMENTS DE REFERENCE TECHNIQUE<text:tab/>3</text:a></text:p>
          <text:p text:style-name="P34"><text:a xlink:type="simple" xlink:href="#__RefHeading___Toc587_769976598" text:style-name="Internet_20_link" text:visited-style-name="Visited_20_Internet_20_Link">4 Fonctionnement général<text:tab/>4</text:a></text:p>
          <text:p text:style-name="P33"><text:a xlink:type="simple" xlink:href="#__RefHeading___Toc2043_1618420625" text:style-name="Internet_20_link" text:visited-style-name="Visited_20_Internet_20_Link">4.1Final State Machine<text:tab/>4</text:a></text:p>
        </text:index-body>
      </text:table-of-content>
      <text:p text:style-name="P28"/>
      <text:h text:style-name="P45" text:outline-level="1"><text:bookmark-start text:name="__RefHeading___Toc583_769976598"/><text:s/>OBJET<text:bookmark-end text:name="__RefHeading___Toc583_769976598"/></text:h>
      <text:p text:style-name="Text_20_body"><text:span text:style-name="T14">Ce document </text:span><text:span text:style-name="T15">djd</text:span></text:p>
      <text:h text:style-name="P42" text:outline-level="1"><text:bookmark-start text:name="__RefHeading__4277_568479770"/><text:s/>DOCUMENTS APPLICABLES<text:bookmark-end text:name="__RefHeading__4277_568479770"/></text:h>
      <text:p text:style-name="P2">Sans Objet</text:p>
      <text:h text:style-name="P43" text:outline-level="1"><text:bookmark-start text:name="__RefHeading__4279_568479770"/><text:s/>DOCUMENTS DE REFERENCE TECHNIQUE<text:bookmark-end text:name="__RefHeading__4279_568479770"/></text:h>
      <text:p text:style-name="P3"><text:span text:style-name="Police_20_par_20_défaut"><text:span text:style-name="T11">Sans Objet</text:span></text:span></text:p>
      <text:p text:style-name="List_20_Contents"/>
      <text:h text:style-name="P44" text:outline-level="1"><text:bookmark-start text:name="__RefHeading___Toc587_769976598"/><text:span text:style-name="Police_20_par_20_défaut"><text:span text:style-name="T7"><text:s/></text:span></text:span><text:span text:style-name="Police_20_par_20_défaut"><text:span text:style-name="T13">Fonctionnement général</text:span></text:span><text:bookmark-end text:name="__RefHeading___Toc587_769976598"/></text:h>
      <text:p text:style-name="P4"><text:span text:style-name="Police_20_par_20_défaut"><text:span text:style-name="T16">Note : TBD = To Be Define</text:span></text:span><text:span text:style-name="Police_20_par_20_défaut"><text:span text:style-name="T12">d</text:span></text:span><text:span text:style-name="Police_20_par_20_défaut"><text:span text:style-name="T16">; TBC = To Be Confirmed. Ces deux </text:span></text:span><text:span text:style-name="Police_20_par_20_défaut"><text:span text:style-name="T17">mentions devront disparaître lors du passage du document de la version draft à la version A.</text:span></text:span></text:p>
      <text:h text:style-name="P35" text:outline-level="2"><text:bookmark-start text:name="__RefHeading___Toc2043_1618420625"/><text:span text:style-name="Police_20_par_20_défaut"><text:span text:style-name="T18">Final State Machine</text:span></text:span><text:bookmark-end text:name="__RefHeading___Toc2043_1618420625"/></text:h>
      <text:p text:style-name="P5"><text:span text:style-name="Police_20_par_20_défaut"><text:span text:style-name="T13">Le choix de la FSM a été retenue comme corps de programme. Cela permet un découpage en états simples ainsi qu’un fonctionnement asynchrone permettant, par exemple, de prendre en compte une trame de configuration à n’importe quel moment. Un autre avantage est de pouvoir profiter des fonctions de mise en veille du micro chaque fois que le microcontrôleur est en situation d’attente.</text:span></text:span></text:p>
      <text:p text:style-name="P5"><text:span text:style-name="Police_20_par_20_défaut"/></text:p>
      <text:list xml:id="list2872586620071643496" text:style-name="L1">
        <text:list-item>
          <text:p text:style-name="P36"><text:span text:style-name="Police_20_par_20_défaut"><text:span text:style-name="T20">st_START :</text:span></text:span><text:span text:style-name="Police_20_par_20_défaut"><text:span text:style-name="T19"> État au démarrage du microcontroleur</text:span></text:span></text:p>
          <text:list>
            <text:list-item>
              <text:p text:style-name="P36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36"><text:span text:style-name="Police_20_par_20_défaut"><text:span text:style-name="T20">st_config :</text:span></text:span><text:span text:style-name="Police_20_par_20_défaut"><text:span text:style-name="T19"> État appelé pour afficher les paramètre ou modifier un paramètre</text:span></text:span></text:p>
          <text:list>
            <text:list-item>
              <text:p text:style-name="P36"><text:span text:style-name="Police_20_par_20_défaut"><text:span text:style-name="T21">ev_configDone : </text:span></text:span><text:span text:style-name="Police_20_par_20_défaut"><text:span text:style-name="T26">événement signifiant la sortie du mode config, obtenue par la réception de la chaine de caractère : « $quit », le prochain état sera st_sleep.</text:span></text:span></text:p>
            </text:list-item>
            <text:list-item>
              <text:p text:style-name="P36"><text:span text:style-name="Police_20_par_20_défaut"><text:span text:style-name="T21">ev_inConfig :</text:span></text:span><text:span text:style-name="Police_20_par_20_défaut"><text:span text:style-name="T26"> le menu de configuration est affiché tant que la sortie n’est pas demandée, rebouclage sur l’état st_config.</text:span></text:span></text:p>
            </text:list-item>
          </text:list>
        </text:list-item>
        <text:list-item>
          <text:p text:style-name="P36"><text:span text:style-name="Police_20_par_20_défaut"><text:span text:style-name="T20">st_measure :</text:span></text:span><text:span text:style-name="Police_20_par_20_défaut"><text:span text:style-name="T19"> Cet état procède aux différentes mesures</text:span></text:span></text:p>
          <text:list>
            <text:list-item>
              <text:p text:style-name="P37"><text:span text:style-name="Police_20_par_20_défaut"><text:span text:style-name="T22">flag_configRequest :</text:span></text:span><text:span text:style-name="Police_20_par_20_défaut"><text:span text:style-name="T28"> Événement externe indiquant qu’une chaine de caractère est prête à être traitée, le prochain état sera st_config.</text:span></text:span></text:p>
            </text:list-item>
            <text:list-item>
              <text:p text:style-name="P37"><text:span text:style-name="Police_20_par_20_défaut"><text:span text:style-name="T22">flag_frequenciesReady :</text:span></text:span><text:span text:style-name="Police_20_par_20_défaut"><text:span text:style-name="T28"> Événement externe indiquant que les mesure de fréquence sont prêtes à être lues, le prochain état sera st_read_frequencies.</text:span></text:span></text:p>
            </text:list-item>
            <text:list-item>
              <text:p text:style-name="P38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36"><text:span text:style-name="Police_20_par_20_défaut"><text:span text:style-name="T20">st_read_frequencies : </text:span></text:span><text:span text:style-name="Police_20_par_20_défaut"><text:span text:style-name="T19">État de lecture des mesures de fréquence</text:span></text:span></text:p>
          <text:list>
            <text:list-item>
              <text:p text:style-name="P39"><text:span text:style-name="Police_20_par_20_défaut"><text:span text:style-name="T22">flag_configRequest :</text:span></text:span><text:span text:style-name="Police_20_par_20_défaut"><text:span text:style-name="T28"> Événement externe indiquant qu’une chaine de </text:span></text:span><text:soft-page-break/><text:span text:style-name="Police_20_par_20_défaut"><text:span text:style-name="T28">caractère est prête à être traitée, le prochain état sera st_config.</text:span></text:span></text:p>
            </text:list-item>
            <text:list-item>
              <text:p text:style-name="P39"><text:span text:style-name="Police_20_par_20_défaut"><text:span text:style-name="T23">ev_testCounter :</text:span></text:span><text:span text:style-name="Police_20_par_20_défaut"><text:span text:style-name="T29"> Événement interne envoyant vers l’état st_is_measure_max vérifiant si le nombre d’échantillons est atteint.</text:span></text:span></text:p>
            </text:list-item>
          </text:list>
        </text:list-item>
        <text:list-item>
          <text:p text:style-name="P36"><text:span text:style-name="Police_20_par_20_défaut"><text:span text:style-name="T20">st_is_measure_max : </text:span></text:span><text:span text:style-name="Police_20_par_20_défaut"><text:span text:style-name="T19">État de vérification si le nombre d’échantillons est atteint</text:span></text:span></text:p>
          <text:list>
            <text:list-item>
              <text:p text:style-name="P39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39"><text:span text:style-name="Police_20_par_20_défaut"><text:span text:style-name="T23">ev_isMeasureMax :</text:span></text:span><text:span text:style-name="Police_20_par_20_défaut"><text:span text:style-name="T29"> Événement interne signifiant que le nombre d’échantillons est atteint, le prochain état sera st_calc_averages .</text:span></text:span></text:p>
            </text:list-item>
            <text:list-item>
              <text:p text:style-name="P40"><text:span text:style-name="Police_20_par_20_défaut"><text:span text:style-name="T21">ev_isWaiting :</text:span></text:span><text:span text:style-name="Police_20_par_20_défaut"><text:span text:style-name="T19"> événement interne signifiant qu’une tache est terminé mais qu’aucune autre n’est en attente, le prochain état sera st_sleep.</text:span></text:span></text:p>
            </text:list-item>
          </text:list>
        </text:list-item>
        <text:list-item>
          <text:p text:style-name="P36"><text:span text:style-name="Police_20_par_20_défaut"><text:span text:style-name="T20">st_calc_averages :</text:span></text:span><text:span text:style-name="Police_20_par_20_défaut"><text:span text:style-name="T19"> État de calcul des moyennes de chaque mesure</text:span></text:span></text:p>
          <text:list>
            <text:list-item>
              <text:p text:style-name="P40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40"><text:span text:style-name="Police_20_par_20_défaut"><text:span text:style-name="T24">ev_averagesReady :</text:span></text:span><text:span text:style-name="Police_20_par_20_défaut"><text:span text:style-name="T30"> Événement interne indiquant que les mesures sont moyennées, le prochain état sera donc st_output.</text:span></text:span></text:p>
            </text:list-item>
          </text:list>
        </text:list-item>
        <text:list-item>
          <text:p text:style-name="P36"><text:span text:style-name="Police_20_par_20_défaut"><text:span text:style-name="T27">st_output :</text:span></text:span><text:span text:style-name="Police_20_par_20_défaut"><text:span text:style-name="T19"> État permettant l’envoi ou l’enregistrement des données</text:span></text:span></text:p>
          <text:list>
            <text:list-item>
              <text:p text:style-name="P40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40"><text:span text:style-name="Police_20_par_20_défaut"><text:span text:style-name="T24">ev_transmitting :</text:span></text:span><text:span text:style-name="Police_20_par_20_défaut"><text:span text:style-name="T30"> Événement interne indiquant que la transmission ou l’enregistrement n’est pas terminé, il y a donc rebouclage sur l’état st_output.</text:span></text:span></text:p>
            </text:list-item>
            <text:list-item>
              <text:p text:style-name="P40"><text:span text:style-name="Police_20_par_20_défaut"><text:span text:style-name="T24">outputDone :</text:span></text:span><text:span text:style-name="Police_20_par_20_défaut"><text:span text:style-name="T30"> Lorsque le traitement final des données est terminée, le micro retourne en veille pour attendre le prochain ordre de mesure, le prochain état sera donc st_sleep.</text:span></text:span></text:p>
            </text:list-item>
          </text:list>
        </text:list-item>
        <text:list-item>
          <text:p text:style-name="P36"><text:span text:style-name="Police_20_par_20_défaut"><text:span text:style-name="T20">st_sleep :</text:span></text:span><text:span text:style-name="Police_20_par_20_défaut"><text:span text:style-name="T19"> État de veille du micro</text:span></text:span></text:p>
          <text:list>
            <text:list-item>
              <text:p text:style-name="P41"><text:span text:style-name="Police_20_par_20_défaut"><text:span text:style-name="T23">f</text:span></text:span><text:span text:style-name="Police_20_par_20_défaut"><text:span text:style-name="T22">lag_configRequest :</text:span></text:span><text:span text:style-name="Police_20_par_20_défaut"><text:span text:style-name="T28"> Événement externe indiquant qu’une chaîne de caractère est prête à être traitée, le prochain état sera st_config.</text:span></text:span></text:p>
            </text:list-item>
            <text:list-item>
              <text:p text:style-name="P41"><text:span text:style-name="Police_20_par_20_défaut"><text:span text:style-name="T25">flag_Measure :</text:span></text:span><text:span text:style-name="Police_20_par_20_défaut"><text:span text:style-name="T31"> Événement externe indiquant qu’une nouvelle mesure doit être faite. Le prochain état sera st_measure.</text:span></text:span></text:p>
            </text:list-item>
            <text:list-item>
              <text:p text:style-name="P41"><text:soft-page-break/><text:span text:style-name="Police_20_par_20_défaut"><text:span text:style-name="T22">flag_frequenciesReady :</text:span></text:span><text:span text:style-name="Police_20_par_20_défaut"><text:span text:style-name="T28"> Événement externe indiquant que les mesure de fréquence sont prêtes à être lues, le prochain état sera st_read_frequencies.</text:span></text:span></text:p>
            </text:list-item>
          </text:list>
        </text:list-item>
      </text:list>
      <text:p text:style-name="P6"><text:span text:style-name="Police_20_par_20_défaut"/></text:p>
      <text:h text:style-name="P44" text:outline-level="1"><text:span text:style-name="Police_20_par_20_défaut">Organisation du développement</text:span></text:h>
      <text:h text:style-name="Heading_20_2" text:outline-level="2"><text:span text:style-name="Police_20_par_20_défaut">Validation de la FSM</text:span></text:h>
      <text:h text:style-name="Heading_20_3" text:outline-level="3"><text:span text:style-name="Police_20_par_20_défaut">États</text:span></text:h>
      <text:h text:style-name="Heading_20_3" text:outline-level="3"><text:span text:style-name="Police_20_par_20_défaut">Transition</text:span></text:h>
      <text:h text:style-name="Heading_20_3" text:outline-level="3"><text:span text:style-name="Police_20_par_20_défaut">Évenements</text:span></text:h>
      <text:h text:style-name="Heading_20_2" text:outline-level="2"><text:span text:style-name="Police_20_par_20_défaut">Validation des temps de mesure</text:span></text:h>
      <text:h text:style-name="Heading_20_3" text:outline-level="3"><text:span text:style-name="Police_20_par_20_défaut">Anémomètre</text:span></text:h>
      <text:h text:style-name="Heading_20_3" text:outline-level="3"><text:span text:style-name="Police_20_par_20_défaut">Girouette</text:span></text:h>
      <text:h text:style-name="Heading_20_3" text:outline-level="3"><text:span text:style-name="Police_20_par_20_défaut">Température</text:span></text:h>
      <text:h text:style-name="Heading_20_3" text:outline-level="3"><text:span text:style-name="Police_20_par_20_défaut">Puissance AC</text:span></text:h>
      <text:h text:style-name="Heading_20_3" text:outline-level="3"><text:span text:style-name="Police_20_par_20_défaut">Puissance DC</text:span></text:h>
      <text:h text:style-name="Heading_20_3" text:outline-level="3"><text:span text:style-name="Police_20_par_20_défaut">RPM</text:span></text:h>
      <text:h text:style-name="Heading_20_2" text:outline-level="2"><text:span text:style-name="Police_20_par_20_défaut">Calcul des moyennes</text:span></text:h>
      <text:p text:style-name="Text_20_body"><text:span text:style-name="Police_20_par_20_défaut"/></text:p>
      <text:h text:style-name="Heading_20_2" text:outline-level="2"><text:span text:style-name="Police_20_par_20_défaut">Gestion de mise à jour des paramètres (menu ?)</text:span></text:h>
      <text:h text:style-name="Heading_20_2" text:outline-level="2"><text:span text:style-name="Police_20_par_20_défaut">Validation des </text:span><text:span text:style-name="Police_20_par_20_défaut"><text:span text:style-name="T32">processus de sortie</text:span></text:span></text:h>
      <text:h text:style-name="Heading_20_3" text:outline-level="3"><text:span text:style-name="Police_20_par_20_défaut">Carte SD</text:span></text:h>
      <text:h text:style-name="Heading_20_3" text:outline-level="3"><text:span text:style-name="Police_20_par_20_défaut">Uart1</text:span></text:h>
      <text:h text:style-name="Heading_20_3" text:outline-level="3"><text:span text:style-name="Police_20_par_20_défaut">WIFI</text:span></text:h>
      <text:h text:style-name="Heading_20_3" text:outline-level="3"><text:span text:style-name="Police_20_par_20_défaut">GPRS</text:span></text:h>
      <text:p text:style-name="Text_20_body"><text:span text:style-name="Police_20_par_20_défaut"/></text:p>
      <text:p text:style-name="Text_20_body"><text:span text:style-name="Police_20_par_20_défaut"/></text:p>
      <text:p text:style-name="P32"><text:span text:style-name="Police_20_par_20_défaut"><text:span text:style-name="T33">Liste exhaustive des fonctions</text:span></text:span></text:p>
      <text:p text:style-name="P7"><text:span text:style-name="Police_20_par_20_défaut"><text:span text:style-name="T34">intégration après test fonctionnel + profiling (test bench)</text:span></text:span></text:p>
      <text:p text:style-name="P8"><text:span text:style-name="Police_20_par_20_défaut"><text:span text:style-name="T35">Stack overflow ! Comment garantir l’occupation de la ram?</text:span></text:span></text:p>
      <text:p text:style-name="P8"><text:span text:style-name="Police_20_par_20_défaut"><text:span text:style-name="T35">Profondeur du code (nbre sous fonctions/methodes)!</text:span></text:span></text:p>
      <text:p text:style-name="P9"><text:span text:style-name="Police_20_par_20_défaut"><text:span text:style-name="T36">Debugger ?</text:span></text:span></text:p>
      <text:p text:style-name="P9"><text:span text:style-name="Police_20_par_20_défaut"/></text:p>
      <text:p text:style-name="P10"><text:span text:style-name="Police_20_par_20_défaut"><text:span text:style-name="T37">Attention à tout ce qui est branché sur le reset !</text:span></text:span></text:p>
      <text:p text:style-name="P11"><text:span text:style-name="Police_20_par_20_défaut"><text:span text:style-name="T38">Tester d’autres baudrate</text:span></text:span></text:p>
      <text:p text:style-name="P11"><text:span text:style-name="Police_20_par_20_défaut"><text:span text:style-name="T38">mode config inhibe it et reste en configuration</text:span></text:span></text:p>
      <text:p text:style-name="P12"><text:span text:style-name="Police_20_par_20_défaut"><text:span text:style-name="T39">tableau des flags: qu’est ce qui allume, qu’est ce qui l’éteint, qu’est-ce que ça veut dire.</text:span></text:span></text:p>
      <text:p text:style-name="P13"><text:span text:style-name="Police_20_par_20_défaut"><text:span text:style-name="T40">1 Brice s’équipe d’un banc de test</text:span></text:span></text:p>
      <text:p text:style-name="P13"><text:span text:style-name="Police_20_par_20_défaut"><text:span text:style-name="T40">2 Brice fait quelques vérif reset</text:span></text:span></text:p>
      <text:p text:style-name="P13"><text:span text:style-name="Police_20_par_20_défaut"><text:span text:style-name="T40">3 Brice opte stratégie profilage</text:span></text:span></text:p>
      <text:p text:style-name="P13"><text:span text:style-name="Police_20_par_20_défaut"/></text:p>
      <text:p text:style-name="P13"><text:span text:style-name="Police_20_par_20_défaut"/></text:p>
      <text:p text:style-name="P13"><text:span text:style-name="Police_20_par_20_défaut"><text:span text:style-name="T40">gilou :</text:span></text:span></text:p>
      <text:p text:style-name="P13"><text:span text:style-name="Police_20_par_20_défaut"><text:span text:style-name="T40">code ++ </text:span></text:span></text:p>
      <text:p text:style-name="P13"><text:span text:style-name="Police_20_par_20_défaut"><text:span text:style-name="T40">scénario le + contraignant possible pr s4</text:span></text:span></text:p>
      <text:p text:style-name="P13"><text:span text:style-name="Police_20_par_20_défaut"/></text:p>
      <text:p text:style-name="P14"><text:span text:style-name="Police_20_par_20_défaut"><text:span text:style-name="T41">organisation librairies :</text:span></text:span></text:p>
      <text:p text:style-name="P13"><text:span text:style-name="Police_20_par_20_défaut"><text:span text:style-name="T40">arduino/libraries/sd_card/src/sensor.cpp</text:span></text:span></text:p>
      <text:p text:style-name="P13"><text:span text:style-name="Police_20_par_20_défaut"><text:tab/><text:tab/><text:tab/><text:tab/> <text:s text:c="8"/></text:span><text:span text:style-name="Police_20_par_20_défaut"><text:span text:style-name="T40">sensor.h</text:span></text:span></text:p>
      <text:p text:style-name="P13"><text:span text:style-name="Police_20_par_20_défaut"><text:tab/><text:tab/><text:tab/><text:tab/> </text:span><text:span text:style-name="Police_20_par_20_défaut"><text:span text:style-name="T40">exemple/**.ino</text:span></text:span></text:p>
      <text:p text:style-name="P13"><text:span text:style-name="Police_20_par_20_défaut"><text:tab/><text:tab/><text:tab/><text:tab/></text:span><text:span text:style-name="Police_20_par_20_défaut"><text:span text:style-name="T40">debug/</text:span></text:span></text:p>
      <text:p text:style-name="P13"><text:span text:style-name="Police_20_par_20_défaut"><text:tab/><text:tab/><text:tab/><text:tab/><text:tab/></text:span><text:span text:style-name="Police_20_par_20_défaut"><text:span text:style-name="T40">rapport de tes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entury Gothic2" svg:font-family="'Century Gothic'" style:font-adornments="Gras" style:font-pitch="variable"/>
    <style:font-face style:name="Century Gothic3" svg:font-family="'Century Gothic'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adornments="Gras" style:font-family-generic="swiss" style:font-pitch="variable"/>
    <style:font-face style:name="Century Gothic" svg:font-family="'Century Gothic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Century Gothic" fo:font-family="'Century Gothic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 style:shadow="none" style:writing-mode="lr-tb">
        <style:tab-stops/>
      </style:paragraph-properties>
      <style:text-properties style:font-name="Century Gothic1" fo:font-family="'Century Gothic'" style:font-style-name="Gras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Century Gothic2" fo:font-family="'Century Gothic'" style:font-style-name="Gra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fo:color="#808080" style:font-name="Century Gothic2" fo:font-family="'Century Gothic'" style:font-style-name="Gras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fo:font-size="11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Century Gothic1" fo:font-family="'Century Gothic'" style:font-style-name="Gras" style:font-family-generic="swiss" style:font-pitch="variable" fo:font-size="16pt" fo:font-weight="bold" style:font-size-asian="16pt" style:font-weight-asian="bold" style:font-size-complex="16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1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style:writing-mode="lr-tb"/>
      <style:text-properties style:font-size-asian="10.5pt"/>
    </style:style>
    <style:style style:name="Heading_20_4" style:display-name="Heading 4" style:family="paragraph" style:parent-style-name="Heading" style:class="text">
      <style:paragraph-properties style:writing-mode="lr-tb"/>
      <style:text-properties style:font-name="Century Gothic3" fo:font-family="'Century Gothic'" style:font-style-name="Normal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4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title>aleea_template</text:title></text:p>
      </style:header>
      <style:footer>
        <text:p text:style-name="Footer"><text:file-name text:display="name">ALgl_digital_djd</text:file-name><text:tab/><text:tab/><text:span text:style-name="MT1">Page </text:span><text:span text:style-name="MT1"><text:page-number text:select-page="current">8</text:page-number></text:span><text:span text:style-name="MT1">/</text:span><text:span text:style-name="MT1"><text:page-count>8</text:page-count></text:span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5:11:22.947043565</meta:creation-date>
    <meta:editing-cycles>129</meta:editing-cycles>
    <meta:editing-duration>PT11H49M1S</meta:editing-duration>
    <dc:title>aleea_template</dc:title>
    <meta:generator>LibreOffice/5.2.7.2$Linux_X86_64 LibreOffice_project/20m0$Build-2</meta:generator>
    <dc:date>2018-03-01T15:16:34.781577379</dc:date>
    <meta:document-statistic meta:table-count="2" meta:image-count="0" meta:object-count="0" meta:page-count="8" meta:paragraph-count="103" meta:word-count="837" meta:character-count="5367" meta:non-whitespace-character-count="4630"/>
    <meta:user-defined meta:name="ZOTERO_PREF_1">&lt;data data-version="3" zotero-version="4.0.29.16"&gt;&lt;session id="sw7nl0GC"/&gt;&lt;style id="http://www.zotero.org/styles/chicago-note-bibliography" locale="fr-FR" hasBibliography="1" bibliographyStyleHasBeenSet="0"/&gt;&lt;prefs&gt;&lt;pref name="fieldType" value="Reference</meta:user-defined>
    <meta:user-defined meta:name="ZOTERO_PREF_2">Mark"/&gt;&lt;pref name="storeReferences" value="true"/&gt;&lt;pref name="automaticJournalAbbreviations" value="true"/&gt;&lt;pref name="noteType" value="2"/&gt;&lt;/prefs&gt;&lt;/data&gt;</meta:user-defined>
    <meta:template xlink:type="simple" xlink:actuate="onRequest" xlink:title="cirtem_template" xlink:href="../../../../../../../.config/libreoffice/4/user/template/cirtem_template.ott" meta:date="2016-10-13T15:11:22.821814126"/>
  </office:meta>
</office:document-meta>
</file>